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zanowni Panstwo,</text:p>
      <text:p text:style-name="Standard">- w tym semestrze mam 8 grup laboratoryjnych, które generuja sprawozdania, prosze pomyslec ile czasu tygodniowo musze poswiecic na sprawdzanie sprawozdan, aby to bylo mozliwe BARDZO UPRZEJMIE PROSZE SCISLE stosowac sie do podanych ponizej regul, w przeciwnym razie nie bede w stanie sprawdzac sprawozdan na biezaco (ciagle zaleglosci mi rosna - nie jestem w stanie dokopac sie do pierwszych Panstwa sprawozdan), co zaowocuje tym, ze na koncu semestru lub nieco pózniej kazdy dostanie dluuuuuuuga liste sprawozdan do poprawy i bedzie sie tym zajmowal w sesji, zamiast przygotowaniem do egzaminów lub finalizacji pracy inzynierskiej,</text:p>
      <text:p text:style-name="Standard">- mail ze sprawozdaniem powinien miec tytul w zaleznosci od nazwy przedmiotu i rodzaju studiów:</text:p>
      <text:p text:style-name="Standard">PAS ST Gnr Znr Nazwisko i Imie studenta np. PAS ST G1 Z2 Kowalski Jan // interpretuje to jako Programowanie aplikacji sieciowych - Studia stacjonarne – Grupa 1</text:p>
      <text:p text:style-name="Standard">PAS NST Znr Nazwisko i Imie studenta np. PAS NST Z2 Kowalski Jan // interpretuje to jako Programowanie aplikacji sieciowych - Studia niestacjonarne)</text:p>
      <text:p text:style-name="Standard">JPWP ST Gnr Znr Nazwisko i Imie studenta np. JPWP ST G1 Z2 Kowalski Jan // interpretuje to jako Jezyki programowania wysokiego poziomu - Studia stacjonarne – Grupa 1)</text:p>
      <text:p text:style-name="Standard">- mail powinien zawierac JEDEN zalacznik ze skompresowana zawartoscia zawierajaca: </text:p>
      <text:p text:style-name="Standard">a) Dokumentacje (plik w Wordzie lub PDF, a nie jedno i drugie), </text:p>
      <text:p text:style-name="Standard">b) pliki zródlowe portalu.</text:p>
      <text:p text:style-name="Standard">c) plik tworzacy tabele w BD, </text:p>
      <text:p text:style-name="Standard">Wszystkie w/w elementy musza sie znalezc w kazdym mailu ze sprawozdaniem, aby moglo byc ono zaliczone,</text:p>
      <text:p text:style-name="Standard">- w/w zalacznik ma byc rzeczywistym zalacznikiem, a nie linkiem do dysku Google lub jakimis innym linkiem, bo nie mam czasu na takie smiganie po portalach, prosze wyobrazic sobie, ze dla mnie doba trwa niestety tylko 24h,</text:p>
      <text:p text:style-name="Standard">- Dokumentacja ma zawierac w standardowej tabelce POPRAWNY NR i tytul cwiczenia, na podstawie instrukcji, która Panstwu przekazuje, prosze samodzielnie nie numerowac cwiczen, bo mam przez to balagan z ich sortowaniem, juz kilka razy musialem przez to weryfikowac listy zaliczonych cwiczen,</text:p>
      <text:p text:style-name="Standard">- Jesli ktos z Panstwa zmieni hosting – prosze o informacje w tej sprawie na zajeciach i przypilnowanie mnie, abym to odnotowal,</text:p>
      <text:p text:style-name="Standard">- Prosze umieszczac na hostingu zadania w katalogach /z1 – zadanie 1, /z2, zadanie 2, itd., zadania domowe prosze umieszczac w katalogach /d1, /d2 itd., kazdorazowo podaje nr, który trzeba dodac do litery /d, wynika on zazwyczaj z podstawowego numeru zadania,</text:p>
      <text:p text:style-name="Standard">- Prosze Starostów grup o przeslanie ostatecznej (finalnej listy hostingów), poniewaz posiadam w wiekszosci przypadków tymczasowe nazwy domenowe Panstwa hostingów, niestety czesc Panstwa hostingów nie dziala lub mam nieaktualne dane, trudno mi w takiej sytuacji zaliczyc zadanie, skoro nie moge sie na nie wbic w realu,</text:p>
      <text:p text:style-name="Standard">- Zawartosc dokumentacji:</text:p>
      <text:p text:style-name="Standard">a) pierwsza strona logo UTP oraz tabelka ze standardowa trescia i z numerem i tytulem cwiczenia (na podstawie przekazanej instrukcji), prosze nie tworzyc zadnej wlasnej numeracji,</text:p>
      <text:p text:style-name="Standard">b) druga strona - krótki opis realizowanego cwiczenia, moze byc to fragment instrukcji, jesli akurat dana instrukcja taki odpowiedni fragment zawiera, jesli nie mozna skorzystac z instrukcji – moze byc jakis odpowiadajacy opis z Internetu np. z Wikipedii, oczywiscie z podaniem zródla</text:p>
      <text:p text:style-name="Standard">c) Opis cwiczenia laboratoryjnego: fragment kodu z bardzo krótkim opisem czego dotyczy i PrintScreen przedstawiajacy jak to wyglada, kilka takich par kod-opis i instrukcja gotowa.</text:p>
      <text:p text:style-name="Standard">Uprzejmie prosze o przekazanie tych informacji pozostalym studentom</text:p>
      <text:p text:style-name="Standard">Pozdrawiam</text:p>
      <text:p text:style-name="Standard">Piotr Grad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Zaległe:</text:p>
      <text:p text:style-name="P2"/>
      <text:p text:style-name="P2"/>
      <text:p text:style-name="P1">Wrodpress zadanie 4 --&gt;&gt; www.chwiledwie.pl/d4/<text:line-break/><text:line-break/>Galeria gotowiec d5 --&gt;&gt; www.chwiledwie.pl/d5/</text:p>
      <text:p text:style-name="P2"/>
      <text:p text:style-name="P1">Kurs internetowy gotowiec d7 --&gt;&gt; www.chwiledwie.pl/d7/</text:p>
      <text:p text:style-name="Standard"/>
      <text:p text:style-name="Standard"/>
      <text:p text:style-name="Standard">TEMAT:</text:p>
      <text:p text:style-name="Standard">JPWP ST G1 Z7 Biel Micha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6M37S</meta:editing-duration>
    <meta:editing-cycles>6</meta:editing-cycles>
    <meta:generator>OpenOffice/4.1.2$Win32 OpenOffice.org_project/412m3$Build-9782</meta:generator>
    <dc:date>2016-11-18T14:46:54.22</dc:date>
    <meta:document-statistic meta:table-count="0" meta:image-count="0" meta:object-count="0" meta:page-count="2" meta:paragraph-count="28" meta:word-count="559" meta:character-count="3679"/>
    <meta:user-defined meta:name="Info 1"/>
    <meta:user-defined meta:name="Info 2"/>
    <meta:user-defined meta:name="Info 3"/>
    <meta:user-defined meta:name="Info 4"/>
  </office:meta>
</office:document-meta>
</file>